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72in"/>
    </style:style>
    <style:style style:name="co2" style:family="table-column">
      <style:table-column-properties fo:break-before="auto" style:column-width="2.4272in"/>
    </style:style>
    <style:style style:name="co3" style:family="table-column">
      <style:table-column-properties fo:break-before="auto" style:column-width="2.2634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0.952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0.8972in"/>
    </style:style>
    <style:style style:name="co9" style:family="table-column">
      <style:table-column-properties fo:break-before="auto" style:column-width="0.940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Submitter Profi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profile_id</text:p>
          </table:table-cell>
          <table:table-cell table:style-name="ce1" office:value-type="string">
            <text:p>profile_code</text:p>
          </table:table-cell>
          <table:table-cell table:style-name="ce1" office:value-type="string">
            <text:p>profile_label</text:p>
          </table:table-cell>
          <table:table-cell table:style-name="ce1" office:value-type="string">
            <text:p>profile_status</text:p>
          </table:table-cell>
          <table:table-cell table:style-name="ce1" office:value-type="string">
            <text:p>org_id</text:p>
          </table:table-cell>
          <table:table-cell table:style-name="ce1" office:value-type="string">
            <text:p>data_format</text:p>
          </table:table-cell>
          <table:table-cell table:style-name="ce1" office:value-type="string">
            <text:p>transfer_priority</text:p>
          </table:table-cell>
          <table:table-cell table:style-name="ce1" office:value-type="string">
            <text:p>access_key</text:p>
          </table:table-cell>
          <table:table-cell table:style-name="ce1" office:value-type="string">
            <text:p>template_id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STER:HL7</text:p>
          </table:table-cell>
          <table:table-cell office:value-type="string">
            <text:p>HL7</text:p>
          </table:table-cell>
          <table:table-cell office:value-type="string">
            <text:p>Template</text:p>
          </table:table-cell>
          <table:table-cell office:value-type="float" office:value="1">
            <text:p>1</text:p>
          </table:table-cell>
          <table:table-cell office:value-type="string">
            <text:p>HL7v2</text:p>
          </table:table-cell>
          <table:table-cell office:value-type="string">
            <text:p>Normal</text:p>
          </table:table-cell>
          <table:table-cell office:value-type="string">
            <text:p>hl7</text:p>
          </table:table-cell>
          <table:table-cell office:value-type="float" office:value="0">
            <text:p>0</text:p>
          </table:table-cell>
          <table:table-cell table:formula="of:=&quot;INSERT INTO dqa_submitter_profile (profile_id, profile_code, profile_label, profile_status, org_id, data_format, transfer_priority, access_key, template_id) VALUES (&quot;&amp;[.A2]&amp;&quot;, '&quot;&amp;[.B2]&amp;&quot;', '&quot;&amp;[.C2]&amp;&quot;', '&quot;&amp;[.D2]&amp;&quot;', &quot;&amp;[.E2]&amp;&quot;, '&quot;&amp;[.F2]&amp;&quot;', '&quot;&amp;[.G2]&amp;&quot;', '&quot;&amp;[.H2]&amp;&quot;', &quot;&amp;[.I2]&amp;&quot;);&quot;" office:value-type="string" office:string-value="INSERT INTO dqa_submitter_profile (profile_id, profile_code, profile_label, profile_status, org_id, data_format, transfer_priority, access_key, template_id) VALUES (1, 'MASTER:HL7', 'HL7', 'Template', 1, 'HL7v2', 'Normal', 'hl7', 0);">
            <text:p>INSERT INTO dqa_submitter_profile (profile_id, profile_code, profile_label, profile_status, org_id, data_format, transfer_priority, access_key, template_id) VALUES (1, 'MASTER:HL7', 'HL7', 'Template', 1, 'HL7v2', 'Normal', 'hl7', 0);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TEST:HL7</text:p>
          </table:table-cell>
          <table:table-cell table:number-columns-repeated="2" office:value-type="string">
            <text:p>Test HL7</text:p>
          </table:table-cell>
          <table:table-cell office:value-type="float" office:value="1">
            <text:p>1</text:p>
          </table:table-cell>
          <table:table-cell office:value-type="string">
            <text:p>HL7v2</text:p>
          </table:table-cell>
          <table:table-cell office:value-type="string">
            <text:p>Normal</text:p>
          </table:table-cell>
          <table:table-cell office:value-type="string">
            <text:p>test</text:p>
          </table:table-cell>
          <table:table-cell office:value-type="float" office:value="0">
            <text:p>0</text:p>
          </table:table-cell>
          <table:table-cell table:formula="of:=&quot;INSERT INTO dqa_submitter_profile (profile_id, profile_code, profile_label, profile_status, org_id, data_format, transfer_priority, access_key, template_id) VALUES (&quot;&amp;[.A6]&amp;&quot;, '&quot;&amp;[.B6]&amp;&quot;', '&quot;&amp;[.C6]&amp;&quot;', '&quot;&amp;[.D6]&amp;&quot;', &quot;&amp;[.E6]&amp;&quot;, '&quot;&amp;[.F6]&amp;&quot;', '&quot;&amp;[.G6]&amp;&quot;', '&quot;&amp;[.H6]&amp;&quot;', &quot;&amp;[.I6]&amp;&quot;);&quot;" office:value-type="string" office:string-value="INSERT INTO dqa_submitter_profile (profile_id, profile_code, profile_label, profile_status, org_id, data_format, transfer_priority, access_key, template_id) VALUES (101, 'TEST:HL7', 'Test HL7', 'Test HL7', 1, 'HL7v2', 'Normal', 'test', 0);">
            <text:p>INSERT INTO dqa_submitter_profile (profile_id, profile_code, profile_label, profile_status, org_id, data_format, transfer_priority, access_key, template_id) VALUES (101, 'TEST:HL7', 'Test HL7', 'Test HL7', 1, 'HL7v2', 'Normal', 'test', 0);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TEMPLATE:CDC Vacc Admin</text:p>
          </table:table-cell>
          <table:table-cell office:value-type="string">
            <text:p>CDC Vacc Admin Template</text:p>
          </table:table-cell>
          <table:table-cell office:value-type="string">
            <text:p>Template</text:p>
          </table:table-cell>
          <table:table-cell office:value-type="float" office:value="1">
            <text:p>1</text:p>
          </table:table-cell>
          <table:table-cell office:value-type="string">
            <text:p>HL7v2</text:p>
          </table:table-cell>
          <table:table-cell office:value-type="string">
            <text:p>Normal</text:p>
          </table:table-cell>
          <table:table-cell office:value-type="string">
            <text:p>template</text:p>
          </table:table-cell>
          <table:table-cell office:value-type="float" office:value="1">
            <text:p>1</text:p>
          </table:table-cell>
          <table:table-cell table:formula="of:=&quot;INSERT INTO dqa_submitter_profile (profile_id, profile_code, profile_label, profile_status, org_id, data_format, transfer_priority, access_key, template_id) VALUES (&quot;&amp;[.A9]&amp;&quot;, '&quot;&amp;[.B9]&amp;&quot;', '&quot;&amp;[.C9]&amp;&quot;', '&quot;&amp;[.D9]&amp;&quot;', &quot;&amp;[.E9]&amp;&quot;, '&quot;&amp;[.F9]&amp;&quot;', '&quot;&amp;[.G9]&amp;&quot;', '&quot;&amp;[.H9]&amp;&quot;', &quot;&amp;[.I9]&amp;&quot;);&quot;" office:value-type="string" office:string-value="INSERT INTO dqa_submitter_profile (profile_id, profile_code, profile_label, profile_status, org_id, data_format, transfer_priority, access_key, template_id) VALUES (251, 'TEMPLATE:CDC Vacc Admin', 'CDC Vacc Admin Template', 'Template', 1, 'HL7v2', 'Normal', 'template', 1);">
            <text:p>INSERT INTO dqa_submitter_profile (profile_id, profile_code, profile_label, profile_status, org_id, data_format, transfer_priority, access_key, template_id) VALUES (251, 'TEMPLATE:CDC Vacc Admin', 'CDC Vacc Admin Template', 'Template', 1, 'HL7v2', 'Normal', 'template', 1);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TEMPLATE:CDC Vacc Inventory</text:p>
          </table:table-cell>
          <table:table-cell office:value-type="string">
            <text:p>CDC Vacc Inventory Template</text:p>
          </table:table-cell>
          <table:table-cell office:value-type="string">
            <text:p>Template</text:p>
          </table:table-cell>
          <table:table-cell office:value-type="float" office:value="1">
            <text:p>1</text:p>
          </table:table-cell>
          <table:table-cell office:value-type="string">
            <text:p>HL7v2</text:p>
          </table:table-cell>
          <table:table-cell office:value-type="string">
            <text:p>Normal</text:p>
          </table:table-cell>
          <table:table-cell office:value-type="string">
            <text:p>template</text:p>
          </table:table-cell>
          <table:table-cell office:value-type="float" office:value="2">
            <text:p>2</text:p>
          </table:table-cell>
          <table:table-cell table:formula="of:=&quot;INSERT INTO dqa_submitter_profile (profile_id, profile_code, profile_label, profile_status, org_id, data_format, transfer_priority, access_key, template_id) VALUES (&quot;&amp;[.A10]&amp;&quot;, '&quot;&amp;[.B10]&amp;&quot;', '&quot;&amp;[.C10]&amp;&quot;', '&quot;&amp;[.D10]&amp;&quot;', &quot;&amp;[.E10]&amp;&quot;, '&quot;&amp;[.F10]&amp;&quot;', '&quot;&amp;[.G10]&amp;&quot;', '&quot;&amp;[.H10]&amp;&quot;', &quot;&amp;[.I10]&amp;&quot;);&quot;" office:value-type="string" office:string-value="INSERT INTO dqa_submitter_profile (profile_id, profile_code, profile_label, profile_status, org_id, data_format, transfer_priority, access_key, template_id) VALUES (252, 'TEMPLATE:CDC Vacc Inventory', 'CDC Vacc Inventory Template', 'Template', 1, 'HL7v2', 'Normal', 'template', 2);">
            <text:p>INSERT INTO dqa_submitter_profile (profile_id, profile_code, profile_label, profile_status, org_id, data_format, transfer_priority, access_key, template_id) VALUES (252, 'TEMPLATE:CDC Vacc Inventory', 'CDC Vacc Inventory Template', 'Template', 1, 'HL7v2', 'Normal', 'template', 2);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TEMPLATE:ImmTrac Vacc Admin</text:p>
          </table:table-cell>
          <table:table-cell office:value-type="string">
            <text:p>ImmTrac Vacc Admin Template</text:p>
          </table:table-cell>
          <table:table-cell office:value-type="string">
            <text:p>Template</text:p>
          </table:table-cell>
          <table:table-cell office:value-type="float" office:value="1">
            <text:p>1</text:p>
          </table:table-cell>
          <table:table-cell office:value-type="string">
            <text:p>HL7v2</text:p>
          </table:table-cell>
          <table:table-cell office:value-type="string">
            <text:p>Normal</text:p>
          </table:table-cell>
          <table:table-cell office:value-type="string">
            <text:p>template</text:p>
          </table:table-cell>
          <table:table-cell office:value-type="float" office:value="3">
            <text:p>3</text:p>
          </table:table-cell>
          <table:table-cell table:formula="of:=&quot;INSERT INTO dqa_submitter_profile (profile_id, profile_code, profile_label, profile_status, org_id, data_format, transfer_priority, access_key, template_id) VALUES (&quot;&amp;[.A11]&amp;&quot;, '&quot;&amp;[.B11]&amp;&quot;', '&quot;&amp;[.C11]&amp;&quot;', '&quot;&amp;[.D11]&amp;&quot;', &quot;&amp;[.E11]&amp;&quot;, '&quot;&amp;[.F11]&amp;&quot;', '&quot;&amp;[.G11]&amp;&quot;', '&quot;&amp;[.H11]&amp;&quot;', &quot;&amp;[.I11]&amp;&quot;);&quot;" office:value-type="string" office:string-value="INSERT INTO dqa_submitter_profile (profile_id, profile_code, profile_label, profile_status, org_id, data_format, transfer_priority, access_key, template_id) VALUES (253, 'TEMPLATE:ImmTrac Vacc Admin', 'ImmTrac Vacc Admin Template', 'Template', 1, 'HL7v2', 'Normal', 'template', 3);">
            <text:p>INSERT INTO dqa_submitter_profile (profile_id, profile_code, profile_label, profile_status, org_id, data_format, transfer_priority, access_key, template_id) VALUES (253, 'TEMPLATE:ImmTrac Vacc Admin', 'ImmTrac Vacc Admin Template', 'Template', 1, 'HL7v2', 'Normal', 'template', 3);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TEMPLATE:ImmTrac Vacc Inventory</text:p>
          </table:table-cell>
          <table:table-cell office:value-type="string">
            <text:p>ImmTrac Vacc Inventory Template</text:p>
          </table:table-cell>
          <table:table-cell office:value-type="string">
            <text:p>Template</text:p>
          </table:table-cell>
          <table:table-cell office:value-type="float" office:value="1">
            <text:p>1</text:p>
          </table:table-cell>
          <table:table-cell office:value-type="string">
            <text:p>HL7v2</text:p>
          </table:table-cell>
          <table:table-cell office:value-type="string">
            <text:p>Normal</text:p>
          </table:table-cell>
          <table:table-cell office:value-type="string">
            <text:p>template</text:p>
          </table:table-cell>
          <table:table-cell office:value-type="float" office:value="4">
            <text:p>4</text:p>
          </table:table-cell>
          <table:table-cell table:formula="of:=&quot;INSERT INTO dqa_submitter_profile (profile_id, profile_code, profile_label, profile_status, org_id, data_format, transfer_priority, access_key, template_id) VALUES (&quot;&amp;[.A12]&amp;&quot;, '&quot;&amp;[.B12]&amp;&quot;', '&quot;&amp;[.C12]&amp;&quot;', '&quot;&amp;[.D12]&amp;&quot;', &quot;&amp;[.E12]&amp;&quot;, '&quot;&amp;[.F12]&amp;&quot;', '&quot;&amp;[.G12]&amp;&quot;', '&quot;&amp;[.H12]&amp;&quot;', &quot;&amp;[.I12]&amp;&quot;);&quot;" office:value-type="string" office:string-value="INSERT INTO dqa_submitter_profile (profile_id, profile_code, profile_label, profile_status, org_id, data_format, transfer_priority, access_key, template_id) VALUES (254, 'TEMPLATE:ImmTrac Vacc Inventory', 'ImmTrac Vacc Inventory Template', 'Template', 1, 'HL7v2', 'Normal', 'template', 4);">
            <text:p>INSERT INTO dqa_submitter_profile (profile_id, profile_code, profile_label, profile_status, org_id, data_format, transfer_priority, access_key, template_id) VALUES (254, 'TEMPLATE:ImmTrac Vacc Inventory', 'ImmTrac Vacc Inventory Template', 'Template', 1, 'HL7v2', 'Normal', 'template', 4);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TEMPLATE:MCIR Vacc Admin</text:p>
          </table:table-cell>
          <table:table-cell office:value-type="string">
            <text:p>MCIR Vacc Admin Template</text:p>
          </table:table-cell>
          <table:table-cell office:value-type="string">
            <text:p>Template</text:p>
          </table:table-cell>
          <table:table-cell office:value-type="float" office:value="1">
            <text:p>1</text:p>
          </table:table-cell>
          <table:table-cell office:value-type="string">
            <text:p>HL7v2</text:p>
          </table:table-cell>
          <table:table-cell office:value-type="string">
            <text:p>Normal</text:p>
          </table:table-cell>
          <table:table-cell office:value-type="string">
            <text:p>template</text:p>
          </table:table-cell>
          <table:table-cell office:value-type="float" office:value="5">
            <text:p>5</text:p>
          </table:table-cell>
          <table:table-cell table:formula="of:=&quot;INSERT INTO dqa_submitter_profile (profile_id, profile_code, profile_label, profile_status, org_id, data_format, transfer_priority, access_key, template_id) VALUES (&quot;&amp;[.A13]&amp;&quot;, '&quot;&amp;[.B13]&amp;&quot;', '&quot;&amp;[.C13]&amp;&quot;', '&quot;&amp;[.D13]&amp;&quot;', &quot;&amp;[.E13]&amp;&quot;, '&quot;&amp;[.F13]&amp;&quot;', '&quot;&amp;[.G13]&amp;&quot;', '&quot;&amp;[.H13]&amp;&quot;', &quot;&amp;[.I13]&amp;&quot;);&quot;" office:value-type="string" office:string-value="INSERT INTO dqa_submitter_profile (profile_id, profile_code, profile_label, profile_status, org_id, data_format, transfer_priority, access_key, template_id) VALUES (255, 'TEMPLATE:MCIR Vacc Admin', 'MCIR Vacc Admin Template', 'Template', 1, 'HL7v2', 'Normal', 'template', 5);">
            <text:p>INSERT INTO dqa_submitter_profile (profile_id, profile_code, profile_label, profile_status, org_id, data_format, transfer_priority, access_key, template_id) VALUES (255, 'TEMPLATE:MCIR Vacc Admin', 'MCIR Vacc Admin Template', 'Template', 1, 'HL7v2', 'Normal', 'template', 5);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TEMPLATE:MCIR Vacc Inventory</text:p>
          </table:table-cell>
          <table:table-cell office:value-type="string">
            <text:p>MCIR Vacc Inventory Template</text:p>
          </table:table-cell>
          <table:table-cell office:value-type="string">
            <text:p>Template</text:p>
          </table:table-cell>
          <table:table-cell office:value-type="float" office:value="1">
            <text:p>1</text:p>
          </table:table-cell>
          <table:table-cell office:value-type="string">
            <text:p>HL7v2</text:p>
          </table:table-cell>
          <table:table-cell office:value-type="string">
            <text:p>Normal</text:p>
          </table:table-cell>
          <table:table-cell office:value-type="string">
            <text:p>template</text:p>
          </table:table-cell>
          <table:table-cell office:value-type="float" office:value="6">
            <text:p>6</text:p>
          </table:table-cell>
          <table:table-cell table:formula="of:=&quot;INSERT INTO dqa_submitter_profile (profile_id, profile_code, profile_label, profile_status, org_id, data_format, transfer_priority, access_key, template_id) VALUES (&quot;&amp;[.A14]&amp;&quot;, '&quot;&amp;[.B14]&amp;&quot;', '&quot;&amp;[.C14]&amp;&quot;', '&quot;&amp;[.D14]&amp;&quot;', &quot;&amp;[.E14]&amp;&quot;, '&quot;&amp;[.F14]&amp;&quot;', '&quot;&amp;[.G14]&amp;&quot;', '&quot;&amp;[.H14]&amp;&quot;', &quot;&amp;[.I14]&amp;&quot;);&quot;" office:value-type="string" office:string-value="INSERT INTO dqa_submitter_profile (profile_id, profile_code, profile_label, profile_status, org_id, data_format, transfer_priority, access_key, template_id) VALUES (256, 'TEMPLATE:MCIR Vacc Inventory', 'MCIR Vacc Inventory Template', 'Template', 1, 'HL7v2', 'Normal', 'template', 6);">
            <text:p>INSERT INTO dqa_submitter_profile (profile_id, profile_code, profile_label, profile_status, org_id, data_format, transfer_priority, access_key, template_id) VALUES (256, 'TEMPLATE:MCIR Vacc Inventory', 'MCIR Vacc Inventory Template', 'Template', 1, 'HL7v2', 'Normal', 'template', 6);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TEMPLATE:IHS Certification</text:p>
          </table:table-cell>
          <table:table-cell office:value-type="string">
            <text:p>IHS Certification</text:p>
          </table:table-cell>
          <table:table-cell office:value-type="string">
            <text:p>Template</text:p>
          </table:table-cell>
          <table:table-cell office:value-type="float" office:value="1">
            <text:p>1</text:p>
          </table:table-cell>
          <table:table-cell office:value-type="string">
            <text:p>HL7v2</text:p>
          </table:table-cell>
          <table:table-cell office:value-type="string">
            <text:p>Normal</text:p>
          </table:table-cell>
          <table:table-cell office:value-type="string">
            <text:p>template</text:p>
          </table:table-cell>
          <table:table-cell office:value-type="float" office:value="7">
            <text:p>7</text:p>
          </table:table-cell>
          <table:table-cell table:formula="of:=&quot;INSERT INTO dqa_submitter_profile (profile_id, profile_code, profile_label, profile_status, org_id, data_format, transfer_priority, access_key, template_id) VALUES (&quot;&amp;[.A15]&amp;&quot;, '&quot;&amp;[.B15]&amp;&quot;', '&quot;&amp;[.C15]&amp;&quot;', '&quot;&amp;[.D15]&amp;&quot;', &quot;&amp;[.E15]&amp;&quot;, '&quot;&amp;[.F15]&amp;&quot;', '&quot;&amp;[.G15]&amp;&quot;', '&quot;&amp;[.H15]&amp;&quot;', &quot;&amp;[.I15]&amp;&quot;);&quot;" office:value-type="string" office:string-value="INSERT INTO dqa_submitter_profile (profile_id, profile_code, profile_label, profile_status, org_id, data_format, transfer_priority, access_key, template_id) VALUES (257, 'TEMPLATE:IHS Certification', 'IHS Certification', 'Template', 1, 'HL7v2', 'Normal', 'template', 7);">
            <text:p>INSERT INTO dqa_submitter_profile (profile_id, profile_code, profile_label, profile_status, org_id, data_format, transfer_priority, access_key, template_id) VALUES (257, 'TEMPLATE:IHS Certification', 'IHS Certification', 'Template', 1, 'HL7v2', 'Normal', 'template', 7);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TEMPLATE:ASIIS Profile</text:p>
          </table:table-cell>
          <table:table-cell office:value-type="string">
            <text:p>ASIIS Profile</text:p>
          </table:table-cell>
          <table:table-cell office:value-type="string">
            <text:p>Template</text:p>
          </table:table-cell>
          <table:table-cell office:value-type="float" office:value="1">
            <text:p>1</text:p>
          </table:table-cell>
          <table:table-cell office:value-type="string">
            <text:p>HL7v2</text:p>
          </table:table-cell>
          <table:table-cell office:value-type="string">
            <text:p>Normal</text:p>
          </table:table-cell>
          <table:table-cell office:value-type="string">
            <text:p>template</text:p>
          </table:table-cell>
          <table:table-cell office:value-type="float" office:value="8">
            <text:p>8</text:p>
          </table:table-cell>
          <table:table-cell table:formula="of:=&quot;INSERT INTO dqa_submitter_profile (profile_id, profile_code, profile_label, profile_status, org_id, data_format, transfer_priority, access_key, template_id) VALUES (&quot;&amp;[.A16]&amp;&quot;, '&quot;&amp;[.B16]&amp;&quot;', '&quot;&amp;[.C16]&amp;&quot;', '&quot;&amp;[.D16]&amp;&quot;', &quot;&amp;[.E16]&amp;&quot;, '&quot;&amp;[.F16]&amp;&quot;', '&quot;&amp;[.G16]&amp;&quot;', '&quot;&amp;[.H16]&amp;&quot;', &quot;&amp;[.I16]&amp;&quot;);&quot;" office:value-type="string" office:string-value="INSERT INTO dqa_submitter_profile (profile_id, profile_code, profile_label, profile_status, org_id, data_format, transfer_priority, access_key, template_id) VALUES (258, 'TEMPLATE:ASIIS Profile', 'ASIIS Profile', 'Template', 1, 'HL7v2', 'Normal', 'template', 8);">
            <text:p>INSERT INTO dqa_submitter_profile (profile_id, profile_code, profile_label, profile_status, org_id, data_format, transfer_priority, access_key, template_id) VALUES (258, 'TEMPLATE:ASIIS Profile', 'ASIIS Profile', 'Template', 1, 'HL7v2', 'Normal', 'template', 8);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TEMPLATE:ASC IIS DQA</text:p>
          </table:table-cell>
          <table:table-cell office:value-type="string">
            <text:p>ASC IIS DQA</text:p>
          </table:table-cell>
          <table:table-cell office:value-type="string">
            <text:p>Template</text:p>
          </table:table-cell>
          <table:table-cell office:value-type="float" office:value="1">
            <text:p>1</text:p>
          </table:table-cell>
          <table:table-cell office:value-type="string">
            <text:p>HL7v2</text:p>
          </table:table-cell>
          <table:table-cell office:value-type="string">
            <text:p>Normal</text:p>
          </table:table-cell>
          <table:table-cell office:value-type="string">
            <text:p>template</text:p>
          </table:table-cell>
          <table:table-cell office:value-type="float" office:value="9">
            <text:p>9</text:p>
          </table:table-cell>
          <table:table-cell table:formula="of:=&quot;INSERT INTO dqa_submitter_profile (profile_id, profile_code, profile_label, profile_status, org_id, data_format, transfer_priority, access_key, template_id) VALUES (&quot;&amp;[.A17]&amp;&quot;, '&quot;&amp;[.B17]&amp;&quot;', '&quot;&amp;[.C17]&amp;&quot;', '&quot;&amp;[.D17]&amp;&quot;', &quot;&amp;[.E17]&amp;&quot;, '&quot;&amp;[.F17]&amp;&quot;', '&quot;&amp;[.G17]&amp;&quot;', '&quot;&amp;[.H17]&amp;&quot;', &quot;&amp;[.I17]&amp;&quot;);&quot;" office:value-type="string" office:string-value="INSERT INTO dqa_submitter_profile (profile_id, profile_code, profile_label, profile_status, org_id, data_format, transfer_priority, access_key, template_id) VALUES (259, 'TEMPLATE:ASC IIS DQA', 'ASC IIS DQA', 'Template', 1, 'HL7v2', 'Normal', 'template', 9);">
            <text:p>INSERT INTO dqa_submitter_profile (profile_id, profile_code, profile_label, profile_status, org_id, data_format, transfer_priority, access_key, template_id) VALUES (259, 'TEMPLATE:ASC IIS DQA', 'ASC IIS DQA', 'Template', 1, 'HL7v2', 'Normal', 'template', 9);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CDC Standard</text:p>
          </table:table-cell>
          <table:table-cell table:formula="of:=[.B21]" office:value-type="string" office:string-value="CDC Standard">
            <text:p>CDC Standard</text:p>
          </table:table-cell>
          <table:table-cell office:value-type="string">
            <text:p>Test</text:p>
          </table:table-cell>
          <table:table-cell office:value-type="float" office:value="1">
            <text:p>1</text:p>
          </table:table-cell>
          <table:table-cell office:value-type="string">
            <text:p>HL7v2</text:p>
          </table:table-cell>
          <table:table-cell office:value-type="string">
            <text:p>Normal</text:p>
          </table:table-cell>
          <table:table-cell office:value-type="string">
            <text:p>test</text:p>
          </table:table-cell>
          <table:table-cell office:value-type="float" office:value="1">
            <text:p>1</text:p>
          </table:table-cell>
          <table:table-cell table:formula="of:=&quot;INSERT INTO dqa_submitter_profile (profile_id, profile_code, profile_label, profile_status, org_id, data_format, transfer_priority, access_key, template_id) VALUES (&quot;&amp;[.A21]&amp;&quot;, '&quot;&amp;[.B21]&amp;&quot;', '&quot;&amp;[.C21]&amp;&quot;', '&quot;&amp;[.D21]&amp;&quot;', &quot;&amp;[.E21]&amp;&quot;, '&quot;&amp;[.F21]&amp;&quot;', '&quot;&amp;[.G21]&amp;&quot;', '&quot;&amp;[.H21]&amp;&quot;', &quot;&amp;[.I21]&amp;&quot;);&quot;" office:value-type="string" office:string-value="INSERT INTO dqa_submitter_profile (profile_id, profile_code, profile_label, profile_status, org_id, data_format, transfer_priority, access_key, template_id) VALUES (1200, 'CDC Standard', 'CDC Standard', 'Test', 1, 'HL7v2', 'Normal', 'test', 1);">
            <text:p>INSERT INTO dqa_submitter_profile (profile_id, profile_code, profile_label, profile_status, org_id, data_format, transfer_priority, access_key, template_id) VALUES (1200, 'CDC Standard', 'CDC Standard', 'Test', 1, 'HL7v2', 'Normal', 'test', 1);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MCIR Standard</text:p>
          </table:table-cell>
          <table:table-cell table:formula="of:=[.B22]" office:value-type="string" office:string-value="MCIR Standard">
            <text:p>MCIR Standard</text:p>
          </table:table-cell>
          <table:table-cell office:value-type="string">
            <text:p>Test</text:p>
          </table:table-cell>
          <table:table-cell office:value-type="float" office:value="1">
            <text:p>1</text:p>
          </table:table-cell>
          <table:table-cell office:value-type="string">
            <text:p>HL7v2</text:p>
          </table:table-cell>
          <table:table-cell office:value-type="string">
            <text:p>Normal</text:p>
          </table:table-cell>
          <table:table-cell office:value-type="string">
            <text:p>test</text:p>
          </table:table-cell>
          <table:table-cell office:value-type="float" office:value="5">
            <text:p>5</text:p>
          </table:table-cell>
          <table:table-cell table:formula="of:=&quot;INSERT INTO dqa_submitter_profile (profile_id, profile_code, profile_label, profile_status, org_id, data_format, transfer_priority, access_key, template_id) VALUES (&quot;&amp;[.A22]&amp;&quot;, '&quot;&amp;[.B22]&amp;&quot;', '&quot;&amp;[.C22]&amp;&quot;', '&quot;&amp;[.D22]&amp;&quot;', &quot;&amp;[.E22]&amp;&quot;, '&quot;&amp;[.F22]&amp;&quot;', '&quot;&amp;[.G22]&amp;&quot;', '&quot;&amp;[.H22]&amp;&quot;', &quot;&amp;[.I22]&amp;&quot;);&quot;" office:value-type="string" office:string-value="INSERT INTO dqa_submitter_profile (profile_id, profile_code, profile_label, profile_status, org_id, data_format, transfer_priority, access_key, template_id) VALUES (1201, 'MCIR Standard', 'MCIR Standard', 'Test', 1, 'HL7v2', 'Normal', 'test', 5);">
            <text:p>INSERT INTO dqa_submitter_profile (profile_id, profile_code, profile_label, profile_status, org_id, data_format, transfer_priority, access_key, template_id) VALUES (1201, 'MCIR Standard', 'MCIR Standard', 'Test', 1, 'HL7v2', 'Normal', 'test', 5);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ImmTrac Standard</text:p>
          </table:table-cell>
          <table:table-cell table:formula="of:=[.B23]" office:value-type="string" office:string-value="ImmTrac Standard">
            <text:p>ImmTrac Standard</text:p>
          </table:table-cell>
          <table:table-cell office:value-type="string">
            <text:p>Test</text:p>
          </table:table-cell>
          <table:table-cell office:value-type="float" office:value="1">
            <text:p>1</text:p>
          </table:table-cell>
          <table:table-cell office:value-type="string">
            <text:p>HL7v2</text:p>
          </table:table-cell>
          <table:table-cell office:value-type="string">
            <text:p>Normal</text:p>
          </table:table-cell>
          <table:table-cell office:value-type="string">
            <text:p>test</text:p>
          </table:table-cell>
          <table:table-cell office:value-type="float" office:value="3">
            <text:p>3</text:p>
          </table:table-cell>
          <table:table-cell table:formula="of:=&quot;INSERT INTO dqa_submitter_profile (profile_id, profile_code, profile_label, profile_status, org_id, data_format, transfer_priority, access_key, template_id) VALUES (&quot;&amp;[.A23]&amp;&quot;, '&quot;&amp;[.B23]&amp;&quot;', '&quot;&amp;[.C23]&amp;&quot;', '&quot;&amp;[.D23]&amp;&quot;', &quot;&amp;[.E23]&amp;&quot;, '&quot;&amp;[.F23]&amp;&quot;', '&quot;&amp;[.G23]&amp;&quot;', '&quot;&amp;[.H23]&amp;&quot;', &quot;&amp;[.I23]&amp;&quot;);&quot;" office:value-type="string" office:string-value="INSERT INTO dqa_submitter_profile (profile_id, profile_code, profile_label, profile_status, org_id, data_format, transfer_priority, access_key, template_id) VALUES (1202, 'ImmTrac Standard', 'ImmTrac Standard', 'Test', 1, 'HL7v2', 'Normal', 'test', 3);">
            <text:p>INSERT INTO dqa_submitter_profile (profile_id, profile_code, profile_label, profile_status, org_id, data_format, transfer_priority, access_key, template_id) VALUES (1202, 'ImmTrac Standard', 'ImmTrac Standard', 'Test', 1, 'HL7v2', 'Normal', 'test', 3);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IHS Certification</text:p>
          </table:table-cell>
          <table:table-cell table:formula="of:=[.B24]" office:value-type="string" office:string-value="IHS Certification">
            <text:p>IHS Certification</text:p>
          </table:table-cell>
          <table:table-cell office:value-type="string">
            <text:p>Test</text:p>
          </table:table-cell>
          <table:table-cell office:value-type="float" office:value="1">
            <text:p>1</text:p>
          </table:table-cell>
          <table:table-cell office:value-type="string">
            <text:p>HL7v2</text:p>
          </table:table-cell>
          <table:table-cell office:value-type="string">
            <text:p>Normal</text:p>
          </table:table-cell>
          <table:table-cell office:value-type="string">
            <text:p>test</text:p>
          </table:table-cell>
          <table:table-cell office:value-type="float" office:value="7">
            <text:p>7</text:p>
          </table:table-cell>
          <table:table-cell table:formula="of:=&quot;INSERT INTO dqa_submitter_profile (profile_id, profile_code, profile_label, profile_status, org_id, data_format, transfer_priority, access_key, template_id) VALUES (&quot;&amp;[.A24]&amp;&quot;, '&quot;&amp;[.B24]&amp;&quot;', '&quot;&amp;[.C24]&amp;&quot;', '&quot;&amp;[.D24]&amp;&quot;', &quot;&amp;[.E24]&amp;&quot;, '&quot;&amp;[.F24]&amp;&quot;', '&quot;&amp;[.G24]&amp;&quot;', '&quot;&amp;[.H24]&amp;&quot;', &quot;&amp;[.I24]&amp;&quot;);&quot;" office:value-type="string" office:string-value="INSERT INTO dqa_submitter_profile (profile_id, profile_code, profile_label, profile_status, org_id, data_format, transfer_priority, access_key, template_id) VALUES (1203, 'IHS Certification', 'IHS Certification', 'Test', 1, 'HL7v2', 'Normal', 'test', 7);">
            <text:p>INSERT INTO dqa_submitter_profile (profile_id, profile_code, profile_label, profile_status, org_id, data_format, transfer_priority, access_key, template_id) VALUES (1203, 'IHS Certification', 'IHS Certification', 'Test', 1, 'HL7v2', 'Normal', 'test', 7);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ASIIS Standard</text:p>
          </table:table-cell>
          <table:table-cell table:formula="of:=[.B25]" office:value-type="string" office:string-value="ASIIS Standard">
            <text:p>ASIIS Standard</text:p>
          </table:table-cell>
          <table:table-cell office:value-type="string">
            <text:p>Test</text:p>
          </table:table-cell>
          <table:table-cell office:value-type="float" office:value="1">
            <text:p>1</text:p>
          </table:table-cell>
          <table:table-cell office:value-type="string">
            <text:p>HL7v2</text:p>
          </table:table-cell>
          <table:table-cell office:value-type="string">
            <text:p>Normal</text:p>
          </table:table-cell>
          <table:table-cell office:value-type="string">
            <text:p>test</text:p>
          </table:table-cell>
          <table:table-cell office:value-type="float" office:value="8">
            <text:p>8</text:p>
          </table:table-cell>
          <table:table-cell table:formula="of:=&quot;INSERT INTO dqa_submitter_profile (profile_id, profile_code, profile_label, profile_status, org_id, data_format, transfer_priority, access_key, template_id) VALUES (&quot;&amp;[.A25]&amp;&quot;, '&quot;&amp;[.B25]&amp;&quot;', '&quot;&amp;[.C25]&amp;&quot;', '&quot;&amp;[.D25]&amp;&quot;', &quot;&amp;[.E25]&amp;&quot;, '&quot;&amp;[.F25]&amp;&quot;', '&quot;&amp;[.G25]&amp;&quot;', '&quot;&amp;[.H25]&amp;&quot;', &quot;&amp;[.I25]&amp;&quot;);&quot;" office:value-type="string" office:string-value="INSERT INTO dqa_submitter_profile (profile_id, profile_code, profile_label, profile_status, org_id, data_format, transfer_priority, access_key, template_id) VALUES (1204, 'ASIIS Standard', 'ASIIS Standard', 'Test', 1, 'HL7v2', 'Normal', 'test', 8);">
            <text:p>INSERT INTO dqa_submitter_profile (profile_id, profile_code, profile_label, profile_status, org_id, data_format, transfer_priority, access_key, template_id) VALUES (1204, 'ASIIS Standard', 'ASIIS Standard', 'Test', 1, 'HL7v2', 'Normal', 'test', 8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US">
      <number:number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number-style style:name="N123">
      <number:number number:decimal-places="0" number:min-integer-digits="6">
        <number:embedded-text number:position="4"> </number:embedded-text>
      </number:number>
    </number:number-style>
    <number:number-style style:name="N124">
      <number:number number:decimal-places="0" number:min-integer-digits="5">
        <number:embedded-text number:position="4"> </number:embedded-text>
      </number:number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9/02/2014</text:date>, <text:time>12:0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3DT20H22M59S</meta:editing-duration>
    <meta:editing-cycles>227</meta:editing-cycles>
    <meta:generator>OpenOffice.org/3.4.1$Win32 OpenOffice.org_project/341m1$Build-9593</meta:generator>
    <dc:date>2014-09-02T12:07:24.18</dc:date>
    <dc:creator>Nathan Bunker</dc:creator>
    <meta:document-statistic meta:table-count="1" meta:cell-count="170" meta:object-count="0"/>
    <meta:user-defined meta:name="Info 1"/>
    <meta:user-defined meta:name="Info 2"/>
    <meta:user-defined meta:name="Info 3"/>
    <meta:user-defined meta:name="Info 4"/>
  </office:meta>
</office:document-meta>
</file>